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5D3E9292AA5C07C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54cm, 3.847cm, 16.081cm, 3.77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93cm" svg:height="20.499cm" svg:x="0.892cm" svg:y="2.292cm">
          <draw:image xlink:href="Pictures/10000000000005E8000007E095D3E9292AA5C07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28:37.915077167</dc:date>
    <meta:editing-duration>PT3M31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